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ans" svg:font-family="Sans"/>
    <style:font-face style:name="Luxi Sans1" svg:font-family="'Luxi Sans'" style:font-pitch="variable"/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47cm"/>
    </style:style>
    <style:style style:name="co2" style:family="table-column">
      <style:table-column-properties fo:break-before="auto" style:column-width="1.637cm"/>
    </style:style>
    <style:style style:name="co3" style:family="table-column">
      <style:table-column-properties fo:break-before="auto" style:column-width="4.817cm"/>
    </style:style>
    <style:style style:name="co4" style:family="table-column">
      <style:table-column-properties fo:break-before="auto" style:column-width="5.156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1.806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PageStyle_5f_mapldap_5f_csv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ackground-color="#b3b3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cccc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map ldap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51" table:default-cell-style-name="ce2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amily</text:p>
          </table:table-cell>
          <table:table-cell table:style-name="ce1" office:value-type="string">
            <text:p>ldap attribute</text:p>
          </table:table-cell>
          <table:table-cell table:style-name="ce1" office:value-type="string">
            <text:p>freedom attribute</text:p>
          </table:table-cell>
          <table:table-cell table:style-name="ce1" office:value-type="string">
            <text:p>ldap schema</text:p>
          </table:table-cell>
          <table:table-cell table:style-name="ce1" office:value-type="string">
            <text:p>card index</text:p>
          </table:table-cell>
          <table:table-cell table:style-name="ce1"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audio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businessCategory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carLicense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carLicense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cn</text:p>
          </table:table-cell>
          <table:table-cell office:value-type="string">
            <text:p>T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departmentNumber</text:p>
          </table:table-cell>
          <table:table-cell office:value-type="string">
            <text:p>US_SERV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destinationIndicator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displayName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dn</text:p>
          </table:table-cell>
          <table:table-cell office:value-type="string">
            <text:p>::getUserLDAPDN(uid,dc=people)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employeeNumber</text:p>
          </table:table-cell>
          <table:table-cell office:value-type="string">
            <text:p>US_MATRICULE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employeeType</text:p>
          </table:table-cell>
          <table:table-cell office:value-type="string">
            <text:p>US_TYPE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facsimiletelephonenumber</text:p>
          </table:table-cell>
          <table:table-cell office:value-type="string">
            <text:p>US_FAX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givenName</text:p>
          </table:table-cell>
          <table:table-cell office:value-type="string">
            <text:p>US_FNAME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homePhone</text:p>
          </table:table-cell>
          <table:table-cell office:value-type="string">
            <text:p>US_HOMEPHONE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homePostalAddress</text:p>
          </table:table-cell>
          <table:table-cell office:value-type="string">
            <text:p>US_HOMEADDR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initials</text:p>
          </table:table-cell>
          <table:table-cell office:value-type="string">
            <text:p>US_INITIALS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internationaliSDNNumber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jpegPhoto</text:p>
          </table:table-cell>
          <table:table-cell office:value-type="string">
            <text:p>US_PHOTO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l</text:p>
          </table:table-cell>
          <table:table-cell office:value-type="string">
            <text:p>US_WORKTOWN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labeledURI</text:p>
          </table:table-cell>
          <table:table-cell office:value-type="string">
            <text:p>http://%US_WORKWEB%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mail</text:p>
          </table:table-cell>
          <table:table-cell office:value-type="string">
            <text:p>US_MAIL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manager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mobile</text:p>
          </table:table-cell>
          <table:table-cell office:value-type="string">
            <text:p>US_MOBILE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o</text:p>
          </table:table-cell>
          <table:table-cell office:value-type="string">
            <text:p>US_SOCIETY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ou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pager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photo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physicalDeliveryOfficeName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postalAddress</text:p>
          </table:table-cell>
          <table:table-cell office:value-type="string">
            <text:p>US_WORKADDR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postalCode</text:p>
          </table:table-cell>
          <table:table-cell office:value-type="string">
            <text:p>US_WORKPOSTALCODE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postOfficeBox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preferredDeliveryMethod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preferredLanguage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registeredAddress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roomNumber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secretary</text:p>
          </table:table-cell>
          <table:table-cell office:value-type="string">
            <text:p>US_SECR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sn</text:p>
          </table:table-cell>
          <table:table-cell office:value-type="string">
            <text:p>US_LNAME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st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street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telephoneNumber</text:p>
          </table:table-cell>
          <table:table-cell office:value-type="string">
            <text:p>US_PHONE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telexNumber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telexTerminalIdentifier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uid</text:p>
          </table:table-cell>
          <table:table-cell office:value-type="string">
            <text:p>I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userCertificate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userSMIMECertificate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x121Address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x500uniqueIdentifier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3" table:number-columns-repeated="256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GROUP</text:p>
          </table:table-cell>
          <table:table-cell office:value-type="string">
            <text:p>cn</text:p>
          </table:table-cell>
          <table:table-cell office:value-type="string">
            <text:p>::getLDAPTitle()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GROUP</text:p>
          </table:table-cell>
          <table:table-cell office:value-type="string">
            <text:p>dn</text:p>
          </table:table-cell>
          <table:table-cell office:value-type="string">
            <text:p>::getLDAPDN(uid,dc=users)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GROUP</text:p>
          </table:table-cell>
          <table:table-cell office:value-type="string">
            <text:p>mail</text:p>
          </table:table-cell>
          <table:table-cell office:value-type="string">
            <text:p>GRP_MAIL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GROUP</text:p>
          </table:table-cell>
          <table:table-cell office:value-type="string">
            <text:p>sn</text:p>
          </table:table-cell>
          <table:table-cell office:value-type="string">
            <text:p>GRP_NAME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GROUP</text:p>
          </table:table-cell>
          <table:table-cell office:value-type="string">
            <text:p>uid</text:p>
          </table:table-cell>
          <table:table-cell office:value-type="string">
            <text:p>US_LOGIN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GROUP</text:p>
          </table:table-cell>
          <table:table-cell office:value-type="string">
            <text:p>dn</text:p>
          </table:table-cell>
          <table:table-cell office:value-type="string">
            <text:p>::getLDAPDN(cn,dc=people)</text:p>
          </table:table-cell>
          <table:table-cell office:value-type="string">
            <text:p>top</text:p>
          </table:table-cell>
          <table:table-cell office:value-type="float" office:value="2">
            <text:p>2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GROUP</text:p>
          </table:table-cell>
          <table:table-cell office:value-type="string">
            <text:p>description</text:p>
          </table:table-cell>
          <table:table-cell office:value-type="string">
            <text:p>GRP_ROLE</text:p>
          </table:table-cell>
          <table:table-cell office:value-type="string">
            <text:p>groupOfNames</text:p>
          </table:table-cell>
          <table:table-cell office:value-type="float" office:value="2">
            <text:p>2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GROUP</text:p>
          </table:table-cell>
          <table:table-cell office:value-type="string">
            <text:p>cn</text:p>
          </table:table-cell>
          <table:table-cell office:value-type="string">
            <text:p>US_LOGIN</text:p>
          </table:table-cell>
          <table:table-cell office:value-type="string">
            <text:p>groupOfNames</text:p>
          </table:table-cell>
          <table:table-cell office:value-type="float" office:value="2">
            <text:p>2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GROUP</text:p>
          </table:table-cell>
          <table:table-cell office:value-type="string">
            <text:p>member</text:p>
          </table:table-cell>
          <table:table-cell office:value-type="string">
            <text:p>::getLDAPMember()</text:p>
          </table:table-cell>
          <table:table-cell office:value-type="string">
            <text:p>groupOfNames</text:p>
          </table:table-cell>
          <table:table-cell office:value-type="float" office:value="2">
            <text:p>2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GROUP</text:p>
          </table:table-cell>
          <table:table-cell office:value-type="string">
            <text:p>ou</text:p>
          </table:table-cell>
          <table:table-cell office:value-type="string">
            <text:p>US_LOGIN</text:p>
          </table:table-cell>
          <table:table-cell office:value-type="string">
            <text:p>organizationalUnit</text:p>
          </table:table-cell>
          <table:table-cell office:value-type="float" office:value="3">
            <text:p>3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GROUP</text:p>
          </table:table-cell>
          <table:table-cell office:value-type="string">
            <text:p>dn</text:p>
          </table:table-cell>
          <table:table-cell office:value-type="string">
            <text:p>::getLDAPDN(ou,dc=people)</text:p>
          </table:table-cell>
          <table:table-cell office:value-type="string">
            <text:p>top</text:p>
          </table:table-cell>
          <table:table-cell office:value-type="float" office:value="3">
            <text:p>3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3" table:number-columns-repeated="256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USER</text:p>
          </table:table-cell>
          <table:table-cell office:value-type="string">
            <text:p>description</text:p>
          </table:table-cell>
          <table:table-cell office:value-type="string">
            <text:p>US_DESCRIPTION</text:p>
          </table:table-cell>
          <table:table-cell office:value-type="string">
            <text:p>posixAccount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USER</text:p>
          </table:table-cell>
          <table:table-cell office:value-type="string">
            <text:p>dn</text:p>
          </table:table-cell>
          <table:table-cell office:value-type="string">
            <text:p>::getLDAPDN(uid,dc=users)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USER</text:p>
          </table:table-cell>
          <table:table-cell office:value-type="string">
            <text:p>gecos</text:p>
          </table:table-cell>
          <table:table-cell office:value-type="string">
            <text:p>US_GECOS</text:p>
          </table:table-cell>
          <table:table-cell office:value-type="string">
            <text:p>posixAccount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USER</text:p>
          </table:table-cell>
          <table:table-cell office:value-type="string">
            <text:p>gidNumber</text:p>
          </table:table-cell>
          <table:table-cell office:value-type="string">
            <text:p>US_GIDNUMBER</text:p>
          </table:table-cell>
          <table:table-cell office:value-type="string">
            <text:p>posixAccount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USER</text:p>
          </table:table-cell>
          <table:table-cell office:value-type="string">
            <text:p>homeDirectory</text:p>
          </table:table-cell>
          <table:table-cell office:value-type="string">
            <text:p>US_HOMEDIRECTORY</text:p>
          </table:table-cell>
          <table:table-cell office:value-type="string">
            <text:p>posixAccount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USER</text:p>
          </table:table-cell>
          <table:table-cell office:value-type="string">
            <text:p>loginShell</text:p>
          </table:table-cell>
          <table:table-cell office:value-type="string">
            <text:p>US_LOGINSHELL</text:p>
          </table:table-cell>
          <table:table-cell office:value-type="string">
            <text:p>posixAccount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USER</text:p>
          </table:table-cell>
          <table:table-cell office:value-type="string">
            <text:p>shadowExpire</text:p>
          </table:table-cell>
          <table:table-cell office:value-type="string">
            <text:p>US_SHADOWEXPIRE</text:p>
          </table:table-cell>
          <table:table-cell office:value-type="string">
            <text:p>shadowAccount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USER</text:p>
          </table:table-cell>
          <table:table-cell office:value-type="string">
            <text:p>shadowFlag</text:p>
          </table:table-cell>
          <table:table-cell office:value-type="string">
            <text:p>US_SHADOWFLAG</text:p>
          </table:table-cell>
          <table:table-cell office:value-type="string">
            <text:p>shadowAccount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USER</text:p>
          </table:table-cell>
          <table:table-cell office:value-type="string">
            <text:p>shadowInactive</text:p>
          </table:table-cell>
          <table:table-cell office:value-type="string">
            <text:p>US_SHADOWINACTIVE</text:p>
          </table:table-cell>
          <table:table-cell office:value-type="string">
            <text:p>shadowAccount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USER</text:p>
          </table:table-cell>
          <table:table-cell office:value-type="string">
            <text:p>shadowLastChange</text:p>
          </table:table-cell>
          <table:table-cell office:value-type="string">
            <text:p>US_SHADOWLASTCHANGE</text:p>
          </table:table-cell>
          <table:table-cell office:value-type="string">
            <text:p>shadowAccount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USER</text:p>
          </table:table-cell>
          <table:table-cell office:value-type="string">
            <text:p>shadowMax</text:p>
          </table:table-cell>
          <table:table-cell office:value-type="string">
            <text:p>US_SHADOWMAX</text:p>
          </table:table-cell>
          <table:table-cell office:value-type="string">
            <text:p>shadowAccount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USER</text:p>
          </table:table-cell>
          <table:table-cell office:value-type="string">
            <text:p>shadowMin</text:p>
          </table:table-cell>
          <table:table-cell office:value-type="string">
            <text:p>US_SHADOWMIN</text:p>
          </table:table-cell>
          <table:table-cell office:value-type="string">
            <text:p>shadowAccount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USER</text:p>
          </table:table-cell>
          <table:table-cell office:value-type="string">
            <text:p>shadowWarning</text:p>
          </table:table-cell>
          <table:table-cell office:value-type="string">
            <text:p>US_SHADOWWARNING</text:p>
          </table:table-cell>
          <table:table-cell office:value-type="string">
            <text:p>shadowAccount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USER</text:p>
          </table:table-cell>
          <table:table-cell office:value-type="string">
            <text:p>uid</text:p>
          </table:table-cell>
          <table:table-cell office:value-type="string">
            <text:p>US_LOGIN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USER</text:p>
          </table:table-cell>
          <table:table-cell office:value-type="string">
            <text:p>uidNumber</text:p>
          </table:table-cell>
          <table:table-cell office:value-type="string">
            <text:p>US_UIDNUMBER</text:p>
          </table:table-cell>
          <table:table-cell office:value-type="string">
            <text:p>posixAccount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USER</text:p>
          </table:table-cell>
          <table:table-cell office:value-type="string">
            <text:p>userPassword</text:p>
          </table:table-cell>
          <table:table-cell office:value-type="string">
            <text:p>US_PASSWD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USER</text:p>
          </table:table-cell>
          <table:table-cell office:value-type="string">
            <text:p>ou</text:p>
          </table:table-cell>
          <table:table-cell office:value-type="string">
            <text:p>US_LOGIN</text:p>
          </table:table-cell>
          <table:table-cell office:value-type="string">
            <text:p>organizationalUnit</text:p>
          </table:table-cell>
          <table:table-cell office:value-type="float" office:value="2">
            <text:p>2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USER</text:p>
          </table:table-cell>
          <table:table-cell office:value-type="string">
            <text:p>dn</text:p>
          </table:table-cell>
          <table:table-cell office:value-type="string">
            <text:p>::getLDAPDN(ou,dc=people)</text:p>
          </table:table-cell>
          <table:table-cell office:value-type="string">
            <text:p>top</text:p>
          </table:table-cell>
          <table:table-cell office:value-type="float" office:value="2">
            <text:p>2</text:p>
          </table:table-cell>
          <table:table-cell table:number-columns-repeated="250"/>
        </table:table-row>
        <table:table-row table:style-name="ro1">
          <table:table-cell table:style-name="ce4" table:number-columns-repeated="6"/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GROUP</text:p>
          </table:table-cell>
          <table:table-cell office:value-type="string">
            <text:p>dn</text:p>
          </table:table-cell>
          <table:table-cell office:value-type="string">
            <text:p>::getLDAPDN(gidNumber,dc=users)</text:p>
          </table:table-cell>
          <table:table-cell office:value-type="string">
            <text:p>top</text:p>
          </table:table-cell>
          <table:table-cell office:value-type="float" office:value="4">
            <text:p>4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GROUP</text:p>
          </table:table-cell>
          <table:table-cell office:value-type="string">
            <text:p>memberUid</text:p>
          </table:table-cell>
          <table:table-cell office:value-type="string">
            <text:p>GRP_MEMBERUID</text:p>
          </table:table-cell>
          <table:table-cell office:value-type="string">
            <text:p>posixGroup</text:p>
          </table:table-cell>
          <table:table-cell office:value-type="float" office:value="4">
            <text:p>4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GROUP</text:p>
          </table:table-cell>
          <table:table-cell office:value-type="string">
            <text:p>gidNumber</text:p>
          </table:table-cell>
          <table:table-cell office:value-type="string">
            <text:p>GRP_GIDNUMBER</text:p>
          </table:table-cell>
          <table:table-cell office:value-type="string">
            <text:p>posixGroup</text:p>
          </table:table-cell>
          <table:table-cell office:value-type="float" office:value="4">
            <text:p>4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GROUP</text:p>
          </table:table-cell>
          <table:table-cell office:value-type="string">
            <text:p>cn</text:p>
          </table:table-cell>
          <table:table-cell office:value-type="string">
            <text:p>US_LOGIN</text:p>
          </table:table-cell>
          <table:table-cell office:value-type="string">
            <text:p>posixGroup</text:p>
          </table:table-cell>
          <table:table-cell office:value-type="float" office:value="4">
            <text:p>4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GROUP</text:p>
          </table:table-cell>
          <table:table-cell office:value-type="string">
            <text:p>description</text:p>
          </table:table-cell>
          <table:table-cell office:value-type="string">
            <text:p>GRP_ROLE</text:p>
          </table:table-cell>
          <table:table-cell office:value-type="string">
            <text:p>posixGroup</text:p>
          </table:table-cell>
          <table:table-cell office:value-type="float" office:value="4">
            <text:p>4</text:p>
          </table:table-cell>
          <table:table-cell table:number-columns-repeated="250"/>
        </table:table-row>
        <table:table-row table:style-name="ro1" table:number-rows-repeated="65446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ans" svg:font-family="Sans"/>
    <style:font-face style:name="Luxi Sans1" svg:font-family="'Luxi Sans'" style:font-pitch="variable"/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text> </number:text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cm" fo:margin-bottom="0cm" fo:margin-left="0cm" fo:margin-right="0cm" style:first-page-number="continue" style:scale-to="100%" style:writing-mode="lr-tb" style:print="annotations charts drawings objects zero-values"/>
      <style:header-style>
        <style:header-footer-properties fo:min-height="0.751cm" fo:margin-left="1.9cm" fo:margin-right="1.9cm" fo:margin-bottom="3.881cm"/>
      </style:header-style>
      <style:footer-style>
        <style:header-footer-properties fo:min-height="0.751cm" fo:margin-left="1.9cm" fo:margin-right="1.9cm" fo:margin-top="3.881cm"/>
      </style:footer-style>
    </style:page-layout>
    <style:style style:name="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20">20/03/2008</text:date>, <text:time>09:41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pldap_5f_csv" style:display-name="PageStyle_mapldap_csv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creation-date>2006-08-15T15:45:17</meta:creation-date>
    <dc:creator>Eric Brison</dc:creator>
    <dc:date>2008-03-20T09:41:03</dc:date>
    <meta:editing-cycles>7</meta:editing-cycles>
    <meta:editing-duration>PT5H12M45S</meta:editing-duration>
    <meta:user-defined meta:name="Info 1"/>
    <meta:user-defined meta:name="Info 2"/>
    <meta:user-defined meta:name="Info 3"/>
    <meta:user-defined meta:name="Info 4"/>
    <meta:document-statistic meta:table-count="1" meta:cell-count="467"/>
  </office:meta>
</office:document-meta>
</file>